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12f" officeooo:paragraph-rsid="0013412f"/>
    </style:style>
    <style:style style:name="P2" style:family="paragraph" style:parent-style-name="Standard" style:list-style-name="L2">
      <style:text-properties officeooo:rsid="0013412f" officeooo:paragraph-rsid="0013412f"/>
    </style:style>
    <style:style style:name="P3" style:family="paragraph" style:parent-style-name="Standard">
      <style:text-properties style:text-underline-style="solid" style:text-underline-width="auto" style:text-underline-color="font-color" officeooo:rsid="0013412f" officeooo:paragraph-rsid="0013412f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officeooo:rsid="0013412f" officeooo:paragraph-rsid="0013412f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officeooo:rsid="0013412f" officeooo:paragraph-rsid="001341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41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m</text:span><text:span text:style-name="T2">: </text:span>&lt;blogapp&gt;.appspot.com</text:p>
      <text:p text:style-name="P1"/>
      <text:p text:style-name="P1">→ Header with at least one image that describes the blog</text:p>
      <text:p text:style-name="P1"><text:tab/>→ Separate visually from most recent posts</text:p>
      <text:p text:style-name="P1"><text:tab/><text:tab/>→Title (different font)</text:p>
      <text:p text:style-name="P1"><text:tab/><text:tab/>→ Content</text:p>
      <text:p text:style-name="P1"><text:tab/><text:tab/>→ User</text:p>
      <text:p text:style-name="P1"><text:tab/><text:tab/>→ Date</text:p>
      <text:p text:style-name="P1"/>
      <text:p text:style-name="P3">Landing Page</text:p>
      <text:list xml:id="list7436294061535622366" text:style-name="L1">
        <text:list-item>
          <text:p text:style-name="P4"><text:span text:style-name="T2">Sign in. If not signed in, no write permissions, read-only</text:span></text:p>
        </text:list-item>
        <text:list-item>
          <text:p text:style-name="P4"><text:span text:style-name="T2">Unsubscribe button using Cron job with 5pm 24hr digest</text:span></text:p>
        </text:list-item>
        <text:list-item>
          <text:p text:style-name="P4"><text:span text:style-name="T2">Create new post link</text:span></text:p>
          <text:list>
            <text:list-item>
              <text:p text:style-name="P4"><text:span text:style-name="T2">New page (Elements of which have different font sizes and are clearly labeled)</text:span></text:p>
              <text:list>
                <text:list-item>
                  <text:p text:style-name="P4"><text:span text:style-name="T2">Title</text:span></text:p>
                </text:list-item>
                <text:list-item>
                  <text:p text:style-name="P4"><text:span text:style-name="T2">Content</text:span></text:p>
                </text:list-item>
                <text:list-item>
                  <text:p text:style-name="P4"><text:span text:style-name="T2">Subject</text:span></text:p>
                </text:list-item>
                <text:list-item>
                  <text:p text:style-name="P4"><text:span text:style-name="T2">“Cancel” button to stop mid-post</text:span></text:p>
                </text:list-item>
              </text:list>
            </text:list-item>
          </text:list>
        </text:list-item>
        <text:list-item>
          <text:p text:style-name="P4"><text:span text:style-name="T2">Newest post at the top of the page, show 3-5 (5)</text:span></text:p>
        </text:list-item>
        <text:list-item>
          <text:p text:style-name="P4"><text:span text:style-name="T2">“Show all posts” button that will navigate to URL with all posts (back button mayhaps)</text:span></text:p>
        </text:list-item>
        <text:list-item>
          <text:p text:style-name="P4"><text:span text:style-name="T2">Reuse the style of page throughout for consistency</text:span></text:p>
        </text:list-item>
      </text:list>
      <text:p text:style-name="P3"><text:span text:style-name="T2"/></text:p>
      <text:p text:style-name="P3">Report</text:p>
      <text:list xml:id="list5359121167711848267" text:style-name="L2">
        <text:list-item>
          <text:p text:style-name="P5"><text:span text:style-name="T2">URL. Both in the report and as comment on last submission</text:span></text:p>
        </text:list-item>
        <text:list-item>
          <text:p text:style-name="P5"><text:span text:style-name="T2">Description of most important details/functionality</text:span></text:p>
          <text:list>
            <text:list-item>
              <text:p text:style-name="P5"><text:span text:style-name="T2">Screenshots (Salient screenshots, that is)</text:span></text:p>
            </text:list-item>
          </text:list>
        </text:list-item>
        <text:list-item>
          <text:p text:style-name="P2"><text:span text:style-name="T2">List and/or description of any extra features. (Let's add a link to pornhub)</text:span></text:p>
        </text:list-item>
        <text:list-item>
          <text:p text:style-name="P2"><text:span text:style-name="T2">Collaboration Statement. (Doesn't actually have anything to do with the great. But it does have to be turned in. Higher education)</text:span></text:p>
        </text:list-item>
      </text:list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26:31.835864779</meta:creation-date>
    <dc:date>2016-02-10T15:42:48.668967613</dc:date>
    <meta:editing-duration>PT16M17S</meta:editing-duration>
    <meta:editing-cycles>1</meta:editing-cycles>
    <meta:document-statistic meta:table-count="0" meta:image-count="0" meta:object-count="0" meta:page-count="1" meta:paragraph-count="26" meta:word-count="181" meta:character-count="1015" meta:non-whitespace-character-count="864"/>
    <meta:generator>LibreOffice/5.0.2.2$Linux_X86_64 LibreOffice_project/00m0$Build-2</meta:generator>
  </office:meta>
</office:document-meta>
</file>